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DefinitionImpl.get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DefinitionImpl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DefinitionImpl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lementDefinitionImpl.ElementDefinitionImpl( CoreDocumentImpl ownerDocum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DefinitionImpl.getNod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